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 style:list-style-name="L1"/>
    <style:style style:name="P2" style:family="paragraph" style:parent-style-name="wypunktowanie" style:list-style-name="L2"/>
    <style:style style:name="P3" style:family="paragraph" style:parent-style-name="wypunktowanie" style:list-style-name="L3"/>
    <style:style style:name="P4" style:family="paragraph" style:parent-style-name="wypunktowanie" style:list-style-name="L4"/>
    <style:style style:name="P5" style:family="paragraph" style:parent-style-name="wypunktowanie" style:list-style-name="L5"/>
    <style:style style:name="P6" style:family="paragraph" style:parent-style-name="wypunktowanie" style:list-style-name="L6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 pracy</text:h>
      <text:list text:style-name="L1">
        <text:list-item>
          <text:p text:style-name="P1">Wstęp</text:p>
        </text:list-item>
      </text:list>
      <text:list text:style-name="L2">
        <text:list-item>
          <text:p text:style-name="P2">uzasadnienie wyboru tematu</text:p>
        </text:list-item>
        <text:list-item>
          <text:p text:style-name="P2">wizja i streszczenie pracy</text:p>
        </text:list-item>
      </text:list>
      <text:list text:style-name="L1" text:continue-numbering="true">
        <text:list-item>
          <text:p text:style-name="P1">Analiza domeny i konkurencji</text:p>
        </text:list-item>
      </text:list>
      <text:list text:style-name="L3">
        <text:list-item>
          <text:p text:style-name="P3">informacje o branży</text:p>
        </text:list-item>
        <text:list-item>
          <text:p text:style-name="P3">krótka historia</text:p>
        </text:list-item>
        <text:list-item>
          <text:p text:style-name="P3">przedstawienie technologii</text:p>
        </text:list-item>
        <text:list-item>
          <text:p text:style-name="P3">porównanie na tle konkurencji</text:p>
        </text:list-item>
      </text:list>
      <text:list text:style-name="L1" text:continue-numbering="true">
        <text:list-item>
          <text:p text:style-name="P1">Modelowanie i projekt</text:p>
        </text:list-item>
      </text:list>
      <text:list text:style-name="L4">
        <text:list-item>
          <text:p text:style-name="P4">Diagram przypadków użycia</text:p>
        </text:list-item>
      </text:list>
      <text:list text:style-name="L5">
        <text:list-item>
          <text:p text:style-name="P5">Diagram klas</text:p>
        </text:list-item>
      </text:list>
      <text:list text:style-name="L4">
        <text:list-item text:start-value="1">
          <text:p text:style-name="P4">Opisy</text:p>
        </text:list-item>
        <text:list-item>
          <text:p text:style-name="P4">Architektura</text:p>
        </text:list-item>
        <text:list-item>
          <text:p text:style-name="P4">Słownik</text:p>
        </text:list-item>
      </text:list>
      <text:list text:style-name="L1" text:continue-numbering="true">
        <text:list-item>
          <text:p text:style-name="P1">Wybór i uzasadnienie technologii narzędzi</text:p>
        </text:list-item>
      </text:list>
      <text:list text:style-name="L6">
        <text:list-item>
          <text:p text:style-name="P6">Język programowania</text:p>
        </text:list-item>
        <text:list-item>
          <text:p text:style-name="P6">Biblioteka interfejsu użytkownika</text:p>
        </text:list-item>
        <text:list-item>
          <text:p text:style-name="P6">Biblioteki dodatkowe</text:p>
        </text:list-item>
        <text:list-item>
          <text:p text:style-name="P6">Środowisko pracy</text:p>
        </text:list-item>
        <text:list-item>
          <text:p text:style-name="P6">Kontrola wersji</text:p>
        </text:list-item>
      </text:list>
      <text:list text:style-name="L1" text:continue-numbering="true">
        <text:list-item>
          <text:p text:style-name="P1">Implementacja i testowanie</text:p>
        </text:list-item>
      </text:list>
      <text:list text:style-name="L5">
        <text:list-item text:start-value="1">
          <text:p text:style-name="P5">Różnica implementacji względem projektu</text:p>
        </text:list-item>
        <text:list-item>
          <text:p text:style-name="P5"><text:soft-page-break/>Listingi</text:p>
        </text:list-item>
        <text:list-item>
          <text:p text:style-name="P5">Testy</text:p>
        </text:list-item>
        <text:list-item>
          <text:p text:style-name="P5">Budowa interfejsu</text:p>
        </text:list-item>
      </text:list>
      <text:list text:style-name="L1" text:continue-numbering="true">
        <text:list-item>
          <text:p text:style-name="P1">Podsumowanie</text:p>
        </text:list-item>
        <text:list-item>
          <text:p text:style-name="P1">Załączniki i dodatki</text:p>
        </text:list-item>
        <text:list-item>
          <text:p text:style-name="P1">Bibliografia i wykaz źródeł wiedzy</text:p>
        </text:list-item>
      </text:list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621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5-12T10:02:03</meta:creation-date>
    <dc:creator>Daniel Dettlaff</dc:creator>
    <dc:date>2008-09-09T23:45:08</dc:date>
    <meta:editing-cycles>7</meta:editing-cycles>
    <meta:editing-duration>PT4H48M3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2" meta:paragraph-count="29" meta:word-count="72" meta:character-count="571"/>
  </office:meta>
</office:document-meta>
</file>